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56pt"/>
    </style:style>
    <style:style style:name="co2" style:family="table-column">
      <style:table-column-properties fo:break-before="auto" style:column-width="121.86pt"/>
    </style:style>
    <style:style style:name="co3" style:family="table-column">
      <style:table-column-properties fo:break-before="auto" style:column-width="11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ount Complete Tree Nodes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2]/[.D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Largest Value in Tree Row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3]/[.D3]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Binary Tree Maximum Nod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4]/[.D4]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Diagonal Traverse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 table:number-columns-repeated="2"/>
          <table:table-cell table:formula="of:=[.E5]/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Bottom Left Tree Valu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6]/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nivalued Binary Tree</text:p>
          </table:table-cell>
          <table:table-cell office:value-type="string" calcext:value-type="string">
            <text:p>https://leetcode.com/problems/univalued-binary-tree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7]/[.D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ary Tree Preorder Traversal</text:p>
          </table:table-cell>
          <table:table-cell office:value-type="string" calcext:value-type="string">
            <text:p>https://leetcode.com/problems/n-ary-tree-preorder-traversal/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]/[.D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-ary Tree Postorder Traversal</text:p>
          </table:table-cell>
          <table:table-cell office:value-type="string" calcext:value-type="string">
            <text:p>https://leetcode.com/problems/n-ary-tree-postorder-traversal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9]/[.D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ximum Depth of N-ary Tree</text:p>
          </table:table-cell>
          <table:table-cell office:value-type="string" calcext:value-type="string">
            <text:p>https://leetcode.com/problems/maximum-depth-of-n-ary-tree/submissions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E10]/[.D10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23:05:35.876328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5:41.741087245</meta:creation-date>
    <dc:date>2019-02-14T00:04:18.875814929</dc:date>
    <meta:editing-duration>PT9H20M51S</meta:editing-duration>
    <meta:editing-cycles>11</meta:editing-cycles>
    <meta:generator>LibreOffice/6.0.7.3$Linux_X86_64 LibreOffice_project/00m0$Build-3</meta:generator>
    <meta:document-statistic meta:table-count="1" meta:cell-count="55" meta:object-count="0"/>
  </office:meta>
</office:document-meta>
</file>